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Lohit Hindi1" svg:font-family="'Lohit Hindi'"/>
    <style:font-face style:name="arial" svg:font-family="arial, sans, sans-serif"/>
    <style:font-face style:name="Lohit Marathi" svg:font-family="'Lohit Marathi'" style:font-family-generic="roman"/>
    <style:font-face style:name="OpenSymbol" svg:font-family="OpenSymbol, 'Arial Unicode MS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ohit Marathi1" svg:font-family="'Lohit Marathi'" style:font-family-generic="system" style:font-pitch="variable"/>
    <style:font-face style:name="Nimbus Sans L2" svg:font-family="'Nimbus Sans L', Arial" style:font-family-generic="system" style:font-pitch="variable"/>
    <style:font-face style:name="OpenSymbol3" svg:font-family="OpenSymbol" style:font-family-generic="system" style:font-pitch="variable"/>
    <style:font-face style:name="StarSymbol" svg:font-family="StarSymbol, 'Arial Unicode MS'" style:font-family-generic="system" style:font-pitch="variable"/>
    <style:font-face style:name="Symbol1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Sans L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9pt" officeooo:rsid="00139e46" officeooo:paragraph-rsid="00139e46" style:font-size-asian="9pt" style:font-name-complex="Nimbus Sans L2" style:font-size-complex="9pt"/>
    </style:style>
    <style:style style:name="P3" style:family="paragraph" style:parent-style-name="Standard">
      <style:text-properties style:font-name="Nimbus Sans L1" fo:font-size="10.5pt" style:font-size-asian="10.5pt" style:font-size-complex="10.5pt"/>
    </style:style>
    <style:style style:name="P4" style:family="paragraph" style:parent-style-name="Standard">
      <style:text-properties style:font-name="Nimbus Sans L1" fo:font-size="10.5pt" officeooo:rsid="00348fd5" officeooo:paragraph-rsid="00395f9e" style:font-size-asian="10.5pt" style:font-size-complex="10.5pt"/>
    </style:style>
    <style:style style:name="P5" style:family="paragraph" style:parent-style-name="Standard">
      <style:text-properties style:font-name="Nimbus Sans L1" fo:font-size="10.5pt" officeooo:rsid="003b295c" officeooo:paragraph-rsid="003b295c" style:font-size-asian="10.5pt" style:font-size-complex="10.5pt"/>
    </style:style>
    <style:style style:name="P6" style:family="paragraph" style:parent-style-name="Standard">
      <style:text-properties style:font-name="Nimbus Sans L1" fo:font-size="10.5pt" officeooo:rsid="003c7d3b" officeooo:paragraph-rsid="003c7d3b" style:font-size-asian="10.5pt" style:font-size-complex="10.5pt"/>
    </style:style>
    <style:style style:name="P7" style:family="paragraph" style:parent-style-name="Standard">
      <style:text-properties style:font-name="Nimbus Sans L1" fo:font-size="10.5pt" officeooo:rsid="003e7a91" officeooo:paragraph-rsid="003e7a91" style:font-size-asian="10.5pt" style:font-size-complex="10.5pt"/>
    </style:style>
    <style:style style:name="P8" style:family="paragraph" style:parent-style-name="Standard">
      <style:text-properties style:font-name="Nimbus Sans L1" fo:font-size="10.5pt" officeooo:rsid="003f19aa" officeooo:paragraph-rsid="003f19aa" style:font-size-asian="10.5pt" style:font-size-complex="10.5pt"/>
    </style:style>
    <style:style style:name="P9" style:family="paragraph" style:parent-style-name="Standard">
      <style:text-properties style:font-name="Nimbus Sans L1" fo:font-size="10.5pt" officeooo:rsid="004033f3" officeooo:paragraph-rsid="004033f3" style:font-size-asian="10.5pt" style:font-size-complex="10.5pt"/>
    </style:style>
    <style:style style:name="P10" style:family="paragraph" style:parent-style-name="Standard">
      <style:text-properties style:font-name="Nimbus Sans L1" fo:font-size="10.5pt" officeooo:rsid="00414424" officeooo:paragraph-rsid="00414424" style:font-size-asian="10.5pt" style:font-size-complex="10.5pt"/>
    </style:style>
    <style:style style:name="P11" style:family="paragraph" style:parent-style-name="Standard">
      <style:text-properties style:font-name="Nimbus Sans L1" fo:font-size="10.5pt" officeooo:rsid="00422c1c" officeooo:paragraph-rsid="00422c1c" style:font-size-asian="10.5pt" style:font-size-complex="10.5pt"/>
    </style:style>
    <style:style style:name="P12" style:family="paragraph" style:parent-style-name="Standard">
      <style:text-properties style:font-name="Nimbus Sans L1" fo:font-size="10.5pt" officeooo:rsid="00469869" officeooo:paragraph-rsid="00469869" style:font-size-asian="10.5pt" style:font-size-complex="10.5pt"/>
    </style:style>
    <style:style style:name="P13" style:family="paragraph" style:parent-style-name="Standard">
      <style:text-properties style:font-name="Nimbus Sans L1" fo:font-size="10.5pt" officeooo:rsid="0047295f" officeooo:paragraph-rsid="0047295f" style:font-size-asian="10.5pt" style:font-size-complex="10.5pt"/>
    </style:style>
    <style:style style:name="P14" style:family="paragraph" style:parent-style-name="Standard">
      <style:text-properties style:font-name="Nimbus Sans L1" fo:font-size="10.5pt" officeooo:rsid="0047c385" officeooo:paragraph-rsid="0047c385" style:font-size-asian="10.5pt" style:font-size-complex="10.5pt"/>
    </style:style>
    <style:style style:name="P15" style:family="paragraph" style:parent-style-name="Standard">
      <style:text-properties style:font-name="Nimbus Sans L1" fo:font-size="10.5pt" officeooo:rsid="004b5d8c" officeooo:paragraph-rsid="004b5d8c" style:font-size-asian="10.5pt" style:font-size-complex="10.5pt"/>
    </style:style>
    <style:style style:name="P16" style:family="paragraph" style:parent-style-name="Standard">
      <style:text-properties style:font-name="Nimbus Sans L1" fo:font-size="10.5pt" officeooo:rsid="004b5f06" officeooo:paragraph-rsid="004b5f06" style:font-size-asian="10.5pt" style:font-size-complex="10.5pt"/>
    </style:style>
    <style:style style:name="P17" style:family="paragraph" style:parent-style-name="Standard">
      <style:text-properties style:font-name="Nimbus Sans L1" fo:font-size="10.5pt" officeooo:rsid="004c2b0b" officeooo:paragraph-rsid="004c2b0b" style:font-size-asian="10.5pt" style:font-size-complex="10.5pt"/>
    </style:style>
    <style:style style:name="P18" style:family="paragraph" style:parent-style-name="Standard">
      <style:text-properties style:font-name="Nimbus Sans L1" fo:font-size="10.5pt" officeooo:rsid="004d6a07" officeooo:paragraph-rsid="004d6a07" style:font-size-asian="10.5pt" style:font-size-complex="10.5pt"/>
    </style:style>
    <style:style style:name="P19" style:family="paragraph" style:parent-style-name="Standard">
      <style:text-properties style:font-name="Nimbus Sans L1" fo:font-size="10.5pt" officeooo:rsid="004daffc" officeooo:paragraph-rsid="004daffc" style:font-size-asian="10.5pt" style:font-size-complex="10.5pt"/>
    </style:style>
    <style:style style:name="P20" style:family="paragraph" style:parent-style-name="Standard">
      <style:text-properties style:font-name="Nimbus Sans L1" fo:font-size="10.5pt" officeooo:rsid="004daffc" officeooo:paragraph-rsid="00537dff" style:font-size-asian="10.5pt" style:font-size-complex="10.5pt"/>
    </style:style>
    <style:style style:name="P21" style:family="paragraph" style:parent-style-name="Standard">
      <style:text-properties style:font-name="Nimbus Sans L1" fo:font-size="10.5pt" officeooo:rsid="004f2c1f" officeooo:paragraph-rsid="004f2c1f" style:font-size-asian="10.5pt" style:font-size-complex="10.5pt"/>
    </style:style>
    <style:style style:name="P22" style:family="paragraph" style:parent-style-name="Standard">
      <style:text-properties style:font-name="Nimbus Sans L1" fo:font-size="10.5pt" officeooo:rsid="004feb18" officeooo:paragraph-rsid="004feb18" style:font-size-asian="10.5pt" style:font-size-complex="10.5pt"/>
    </style:style>
    <style:style style:name="P23" style:family="paragraph" style:parent-style-name="Standard">
      <style:text-properties style:font-name="Nimbus Sans L1" fo:font-size="10.5pt" officeooo:rsid="0051df92" officeooo:paragraph-rsid="0051df92" style:font-size-asian="10.5pt" style:font-size-complex="10.5pt"/>
    </style:style>
    <style:style style:name="P24" style:family="paragraph" style:parent-style-name="Standard">
      <style:text-properties style:font-name="Nimbus Sans L1" fo:font-size="10.5pt" officeooo:rsid="00537dff" officeooo:paragraph-rsid="00537dff" style:font-size-asian="10.5pt" style:font-size-complex="10.5pt"/>
    </style:style>
    <style:style style:name="P25" style:family="paragraph" style:parent-style-name="Standard">
      <style:text-properties style:font-name="Nimbus Sans L1" fo:font-size="10.5pt" officeooo:rsid="0053eff9" officeooo:paragraph-rsid="0053eff9" style:font-size-asian="10.5pt" style:font-size-complex="10.5pt"/>
    </style:style>
    <style:style style:name="P26" style:family="paragraph" style:parent-style-name="Standard">
      <style:text-properties style:font-name="Nimbus Sans L1" fo:font-size="10.5pt" officeooo:rsid="0055f385" officeooo:paragraph-rsid="0055f385" style:font-size-asian="10.5pt" style:font-size-complex="10.5pt"/>
    </style:style>
    <style:style style:name="P27" style:family="paragraph" style:parent-style-name="Standard">
      <style:text-properties style:font-name="Nimbus Sans L1" fo:font-size="10.5pt" officeooo:rsid="00573534" officeooo:paragraph-rsid="00573534" style:font-size-asian="10.5pt" style:font-size-complex="10.5pt"/>
    </style:style>
    <style:style style:name="P28" style:family="paragraph" style:parent-style-name="Standard">
      <style:text-properties style:font-name="Nimbus Sans L1" fo:font-size="10.5pt" officeooo:rsid="005811ca" officeooo:paragraph-rsid="005811ca" style:font-size-asian="10.5pt" style:font-size-complex="10.5pt"/>
    </style:style>
    <style:style style:name="P29" style:family="paragraph" style:parent-style-name="Standard">
      <style:text-properties style:font-name="Nimbus Sans L1" fo:font-size="10.5pt" officeooo:rsid="00594219" officeooo:paragraph-rsid="00594219" style:font-size-asian="10.5pt" style:font-size-complex="10.5pt"/>
    </style:style>
    <style:style style:name="P30" style:family="paragraph" style:parent-style-name="Standard">
      <style:text-properties style:font-name="Nimbus Sans L1" fo:font-size="10.5pt" officeooo:rsid="0059dbc7" officeooo:paragraph-rsid="0059dbc7" style:font-size-asian="10.5pt" style:font-size-complex="10.5pt"/>
    </style:style>
    <style:style style:name="P31" style:family="paragraph" style:parent-style-name="Standard">
      <style:text-properties style:font-name="Nimbus Sans L1" fo:font-size="10.5pt" officeooo:rsid="005a720f" officeooo:paragraph-rsid="005a720f" style:font-size-asian="10.5pt" style:font-size-complex="10.5pt"/>
    </style:style>
    <style:style style:name="P32" style:family="paragraph" style:parent-style-name="Standard">
      <style:text-properties style:font-name="Nimbus Sans L1" fo:font-size="10.5pt" officeooo:rsid="005c03f4" officeooo:paragraph-rsid="005c03f4" style:font-size-asian="10.5pt" style:font-size-complex="10.5pt"/>
    </style:style>
    <style:style style:name="P33" style:family="paragraph" style:parent-style-name="Standard">
      <style:text-properties style:font-name="Nimbus Sans L1" fo:font-size="10.5pt" officeooo:rsid="005c9e09" officeooo:paragraph-rsid="005c9e09" style:font-size-asian="10.5pt" style:font-size-complex="10.5pt"/>
    </style:style>
    <style:style style:name="P34" style:family="paragraph" style:parent-style-name="Standard">
      <style:text-properties style:font-name="Nimbus Sans L1" fo:font-size="10.5pt" officeooo:rsid="005d05a5" officeooo:paragraph-rsid="005d05a5" style:font-size-asian="10.5pt" style:font-size-complex="10.5pt"/>
    </style:style>
    <style:style style:name="P35" style:family="paragraph" style:parent-style-name="Standard">
      <style:text-properties style:font-name="Nimbus Sans L1" fo:font-size="10.5pt" officeooo:rsid="005de127" officeooo:paragraph-rsid="005de127" style:font-size-asian="10.5pt" style:font-size-complex="10.5pt"/>
    </style:style>
    <style:style style:name="P36" style:family="paragraph" style:parent-style-name="Standard">
      <style:text-properties style:font-name="Nimbus Sans L1" fo:font-size="10.5pt" officeooo:rsid="005ef2c1" officeooo:paragraph-rsid="005ef2c1" style:font-size-asian="10.5pt" style:font-size-complex="10.5pt"/>
    </style:style>
    <style:style style:name="P37" style:family="paragraph" style:parent-style-name="Standard">
      <style:text-properties style:font-name="Nimbus Sans L1" fo:font-size="10.5pt" officeooo:rsid="005f69d0" officeooo:paragraph-rsid="005f69d0" style:font-size-asian="10.5pt" style:font-size-complex="10.5pt"/>
    </style:style>
    <style:style style:name="P38" style:family="paragraph" style:parent-style-name="Standard">
      <style:text-properties style:font-name="Nimbus Sans L1" fo:font-size="10.5pt" officeooo:rsid="00604e41" officeooo:paragraph-rsid="00604e41" style:font-size-asian="10.5pt" style:font-size-complex="10.5pt"/>
    </style:style>
    <style:style style:name="P39" style:family="paragraph" style:parent-style-name="Standard">
      <style:text-properties style:font-name="Nimbus Sans L1" fo:font-size="10.5pt" officeooo:rsid="00614d7c" officeooo:paragraph-rsid="00614d7c" style:font-size-asian="10.5pt" style:font-size-complex="10.5pt"/>
    </style:style>
    <style:style style:name="P40" style:family="paragraph" style:parent-style-name="Standard">
      <style:text-properties style:font-name="Nimbus Sans L1" fo:font-size="10.5pt" officeooo:rsid="00623caf" officeooo:paragraph-rsid="00623caf" style:font-size-asian="10.5pt" style:font-size-complex="10.5pt"/>
    </style:style>
    <style:style style:name="P41" style:family="paragraph" style:parent-style-name="Standard">
      <style:text-properties style:font-name="Nimbus Sans L1" fo:font-size="10.5pt" officeooo:paragraph-rsid="00395f9e" style:font-size-asian="10.5pt" style:font-size-complex="10.5pt"/>
    </style:style>
    <style:style style:name="P42" style:family="paragraph" style:parent-style-name="Standard">
      <style:text-properties style:font-name="Nimbus Sans L1" fo:font-size="10.5pt" officeooo:rsid="0064c2b2" officeooo:paragraph-rsid="0064c2b2" style:font-size-asian="10.5pt" style:font-size-complex="10.5pt"/>
    </style:style>
    <style:style style:name="P43" style:family="paragraph" style:parent-style-name="Standard">
      <style:text-properties style:font-name="Nimbus Sans L1" fo:font-size="10.5pt" officeooo:rsid="0065c611" officeooo:paragraph-rsid="0065c611" style:font-size-asian="10.5pt" style:font-size-complex="10.5pt"/>
    </style:style>
    <style:style style:name="P44" style:family="paragraph" style:parent-style-name="Standard">
      <style:text-properties style:font-name="Nimbus Sans L1" fo:font-size="10.5pt" officeooo:rsid="006a71af" officeooo:paragraph-rsid="006a71af" style:font-size-asian="10.5pt" style:font-size-complex="10.5pt"/>
    </style:style>
    <style:style style:name="P45" style:family="paragraph" style:parent-style-name="Standard">
      <style:text-properties style:font-name="Nimbus Sans L1" fo:font-size="10.5pt" officeooo:rsid="006a71af" officeooo:paragraph-rsid="006f7c21" style:font-size-asian="10.5pt" style:font-size-complex="10.5pt"/>
    </style:style>
    <style:style style:name="P46" style:family="paragraph" style:parent-style-name="Standard">
      <style:text-properties style:font-name="Nimbus Sans L1" fo:font-size="10.5pt" officeooo:rsid="007291d9" officeooo:paragraph-rsid="007291d9" style:font-size-asian="10.5pt" style:font-size-complex="10.5pt"/>
    </style:style>
    <style:style style:name="P47" style:family="paragraph" style:parent-style-name="Standard">
      <style:text-properties style:font-name="Nimbus Sans L1" fo:font-size="10.5pt" officeooo:rsid="00762393" officeooo:paragraph-rsid="00762393" style:font-size-asian="10.5pt" style:font-size-complex="10.5pt"/>
    </style:style>
    <style:style style:name="P48" style:family="paragraph" style:parent-style-name="Standard">
      <style:text-properties style:font-name="Nimbus Sans L1" fo:font-size="10.5pt" officeooo:rsid="00762393" officeooo:paragraph-rsid="007629b9" style:font-size-asian="10.5pt" style:font-size-complex="10.5pt"/>
    </style:style>
    <style:style style:name="P49" style:family="paragraph" style:parent-style-name="Standard">
      <style:text-properties style:font-name="Nimbus Sans L1" fo:font-size="10.5pt" officeooo:rsid="0076a405" officeooo:paragraph-rsid="0076a405" style:font-size-asian="10.5pt" style:font-size-complex="10.5pt"/>
    </style:style>
    <style:style style:name="P50" style:family="paragraph" style:parent-style-name="Standard">
      <style:text-properties style:font-name="Nimbus Sans L1" fo:font-size="10.5pt" officeooo:rsid="00775e9b" officeooo:paragraph-rsid="00775e9b" style:font-size-asian="10.5pt" style:font-size-complex="10.5pt"/>
    </style:style>
    <style:style style:name="P51" style:family="paragraph" style:parent-style-name="Standard">
      <style:text-properties style:font-name="Nimbus Sans L1" fo:font-size="10.5pt" officeooo:rsid="00776ffa" officeooo:paragraph-rsid="00776ffa" style:font-size-asian="10.5pt" style:font-size-complex="10.5pt"/>
    </style:style>
    <style:style style:name="P52" style:family="paragraph" style:parent-style-name="Standard">
      <style:text-properties style:font-name="Nimbus Sans L1" fo:font-size="10.5pt" officeooo:rsid="004793eb" officeooo:paragraph-rsid="004793eb" style:font-size-asian="10.5pt" style:font-size-complex="10.5pt"/>
    </style:style>
    <style:style style:name="P53" style:family="paragraph" style:parent-style-name="Standard">
      <style:text-properties style:font-name="Nimbus Sans L1" fo:font-size="10.5pt" officeooo:rsid="007b2612" officeooo:paragraph-rsid="007b2612" style:font-size-asian="10.5pt" style:font-size-complex="10.5pt"/>
    </style:style>
    <style:style style:name="P54" style:family="paragraph" style:parent-style-name="Standard">
      <style:text-properties style:font-name="Nimbus Sans L1" fo:font-size="10.5pt" officeooo:rsid="007bf8fd" officeooo:paragraph-rsid="007bf8fd" style:font-size-asian="10.5pt" style:font-size-complex="10.5pt"/>
    </style:style>
    <style:style style:name="P55" style:family="paragraph" style:parent-style-name="Standard">
      <style:text-properties style:font-name="Nimbus Sans L1" fo:font-size="10.5pt" officeooo:rsid="007c2529" officeooo:paragraph-rsid="007c2529" style:font-size-asian="10.5pt" style:font-size-complex="10.5pt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style:font-name="Nimbus Sans L" fo:font-size="9pt" officeooo:rsid="00139e46" officeooo:paragraph-rsid="00139e46" style:font-size-asian="9pt" style:font-name-complex="Nimbus Sans L2" style:font-size-complex="9pt"/>
    </style:style>
    <style:style style:name="P57" style:family="paragraph" style:parent-style-name="Standard">
      <style:text-properties fo:color="#1155cc" style:font-name="arial" fo:font-size="9.75pt" style:text-underline-style="solid" style:text-underline-width="auto" style:text-underline-color="font-color" officeooo:rsid="007f1eee" officeooo:paragraph-rsid="007291d9" style:font-size-asian="10.5pt" style:font-size-complex="10.5pt"/>
    </style:style>
    <style:style style:name="P58" style:family="paragraph" style:parent-style-name="Default">
      <style:text-properties style:font-name="Nimbus Sans L1" fo:font-size="10.5pt" officeooo:rsid="0080c85e" officeooo:paragraph-rsid="0080c85e" style:font-size-asian="9.14999961853027pt" style:font-size-complex="10.5pt"/>
    </style:style>
    <style:style style:name="P59" style:family="paragraph" style:parent-style-name="Default">
      <style:text-properties style:font-name="Nimbus Sans L1" fo:font-size="10.5pt" officeooo:rsid="00815547" officeooo:paragraph-rsid="00815547" style:font-size-asian="9.14999961853027pt" style:font-size-complex="10.5pt"/>
    </style:style>
    <style:style style:name="P60" style:family="paragraph" style:parent-style-name="Default">
      <style:text-properties style:font-name="Nimbus Sans L1" fo:font-size="10.5pt" officeooo:rsid="008343eb" officeooo:paragraph-rsid="008343eb" style:font-size-asian="9.14999961853027pt" style:font-size-complex="10.5pt"/>
    </style:style>
    <style:style style:name="P61" style:family="paragraph" style:parent-style-name="Default">
      <style:text-properties style:font-name="Nimbus Sans L1" fo:font-size="10.5pt" officeooo:rsid="008367d2" officeooo:paragraph-rsid="008367d2" style:font-size-asian="9.14999961853027pt" style:font-size-complex="10.5pt"/>
    </style:style>
    <style:style style:name="P62" style:family="paragraph" style:parent-style-name="Default">
      <style:text-properties style:font-name="Nimbus Sans L1" fo:font-size="10.5pt" officeooo:rsid="0083fc9e" officeooo:paragraph-rsid="0083fc9e" style:font-size-asian="9.14999961853027pt" style:font-size-complex="10.5pt"/>
    </style:style>
    <style:style style:name="P63" style:family="paragraph" style:parent-style-name="Default">
      <style:text-properties style:font-name="Nimbus Sans L1" fo:font-size="10.5pt" officeooo:rsid="0085e48c" officeooo:paragraph-rsid="0085e48c" style:font-size-asian="9.14999961853027pt" style:font-size-complex="10.5pt"/>
    </style:style>
    <style:style style:name="P64" style:family="paragraph" style:parent-style-name="Default">
      <style:text-properties style:font-name="Nimbus Sans L1" fo:font-size="10.5pt" officeooo:rsid="008989a4" officeooo:paragraph-rsid="008989a4" style:font-size-asian="9.14999961853027pt" style:font-size-complex="10.5pt"/>
    </style:style>
    <style:style style:name="P65" style:family="paragraph" style:parent-style-name="Default">
      <style:text-properties style:font-name="Nimbus Sans L1" fo:font-size="10.5pt" officeooo:rsid="008998b5" officeooo:paragraph-rsid="008998b5" style:font-size-asian="9.14999961853027pt" style:font-size-complex="10.5pt"/>
    </style:style>
    <style:style style:name="P66" style:family="paragraph" style:parent-style-name="Default">
      <style:text-properties style:font-name="Nimbus Sans L1" fo:font-size="10.5pt" officeooo:rsid="008cb925" officeooo:paragraph-rsid="008cb925" style:font-size-asian="9.14999961853027pt" style:font-size-complex="10.5pt"/>
    </style:style>
    <style:style style:name="P67" style:family="paragraph" style:parent-style-name="Default">
      <style:text-properties style:font-name="Nimbus Sans L1" fo:font-size="10.5pt" officeooo:rsid="008d404d" officeooo:paragraph-rsid="008d404d" style:font-size-asian="9.14999961853027pt" style:font-size-complex="10.5pt"/>
    </style:style>
    <style:style style:name="P68" style:family="paragraph" style:parent-style-name="Default">
      <style:text-properties style:font-name="Nimbus Sans L1" fo:font-size="10.5pt" officeooo:rsid="008dfc7b" officeooo:paragraph-rsid="008dfc7b" style:font-size-asian="9.14999961853027pt" style:font-size-complex="10.5pt"/>
    </style:style>
    <style:style style:name="P69" style:family="paragraph" style:parent-style-name="Default">
      <style:text-properties style:font-name="Nimbus Sans L1" fo:font-size="10.5pt" officeooo:rsid="00918704" officeooo:paragraph-rsid="00918704" style:font-size-asian="9.14999961853027pt" style:font-size-complex="10.5pt"/>
    </style:style>
    <style:style style:name="P70" style:family="paragraph" style:parent-style-name="Default">
      <style:text-properties style:font-name="Nimbus Sans L1" fo:font-size="10.5pt" officeooo:rsid="0092faba" officeooo:paragraph-rsid="0092faba" style:font-size-asian="9.14999961853027pt" style:font-size-complex="10.5pt"/>
    </style:style>
    <style:style style:name="P71" style:family="paragraph" style:parent-style-name="Default">
      <style:text-properties style:font-name="Nimbus Sans L1" fo:font-size="10.5pt" officeooo:rsid="0093e239" officeooo:paragraph-rsid="0093e239" style:font-size-asian="9.14999961853027pt" style:font-size-complex="10.5pt"/>
    </style:style>
    <style:style style:name="P72" style:family="paragraph" style:parent-style-name="Default">
      <style:text-properties style:font-name="Nimbus Sans L1" fo:font-size="10.5pt" officeooo:rsid="009481aa" officeooo:paragraph-rsid="009481aa" style:font-size-asian="9.14999961853027pt" style:font-size-complex="10.5pt"/>
    </style:style>
    <style:style style:name="P73" style:family="paragraph" style:parent-style-name="Default">
      <style:text-properties style:font-name="Nimbus Sans L1" fo:font-size="10.5pt" officeooo:rsid="0094debe" officeooo:paragraph-rsid="0094debe" style:font-size-asian="9.14999961853027pt" style:font-size-complex="10.5pt"/>
    </style:style>
    <style:style style:name="P74" style:family="paragraph" style:parent-style-name="Default">
      <style:text-properties style:font-name="Nimbus Sans L1" fo:font-size="10.5pt" officeooo:rsid="00962cd5" officeooo:paragraph-rsid="00962cd5" style:font-size-asian="9.14999961853027pt" style:font-size-complex="10.5pt"/>
    </style:style>
    <style:style style:name="P75" style:family="paragraph" style:parent-style-name="Default">
      <style:text-properties style:font-name="Nimbus Sans L1" fo:font-size="10.5pt" officeooo:rsid="0096cf76" officeooo:paragraph-rsid="0096cf76" style:font-size-asian="9.14999961853027pt" style:font-size-complex="10.5pt"/>
    </style:style>
    <style:style style:name="P76" style:family="paragraph" style:parent-style-name="Default">
      <style:text-properties style:font-name="Nimbus Sans L1" fo:font-size="10.5pt" officeooo:rsid="0097021e" officeooo:paragraph-rsid="0097021e" style:font-size-asian="9.14999961853027pt" style:font-size-complex="10.5pt"/>
    </style:style>
    <style:style style:name="P77" style:family="paragraph" style:parent-style-name="Default">
      <style:text-properties style:font-name="Nimbus Sans L1" fo:font-size="10.5pt" officeooo:rsid="0097cd3c" officeooo:paragraph-rsid="0097cd3c" style:font-size-asian="9.14999961853027pt" style:font-size-complex="10.5pt"/>
    </style:style>
    <style:style style:name="P78" style:family="paragraph" style:parent-style-name="Default">
      <style:text-properties style:font-name="Nimbus Sans L1" fo:font-size="10.5pt" officeooo:rsid="00982890" officeooo:paragraph-rsid="00982890" style:font-size-asian="9.14999961853027pt" style:font-size-complex="10.5pt"/>
    </style:style>
    <style:style style:name="P79" style:family="paragraph" style:parent-style-name="Default">
      <style:text-properties style:font-name="Nimbus Sans L1" fo:font-size="10.5pt" officeooo:rsid="009836ea" officeooo:paragraph-rsid="009836ea" style:font-size-asian="9.14999961853027pt" style:font-size-complex="10.5pt"/>
    </style:style>
    <style:style style:name="P80" style:family="paragraph" style:parent-style-name="Default">
      <style:text-properties style:font-name="Nimbus Sans L1" fo:font-size="10.5pt" officeooo:rsid="009930e1" officeooo:paragraph-rsid="009930e1" style:font-size-asian="9.14999961853027pt" style:font-size-complex="10.5pt"/>
    </style:style>
    <style:style style:name="P81" style:family="paragraph" style:parent-style-name="Default">
      <style:text-properties style:font-name="Nimbus Sans L1" fo:font-size="10.5pt" officeooo:rsid="009b141e" officeooo:paragraph-rsid="009b141e" style:font-size-asian="9.14999961853027pt" style:font-size-complex="10.5pt"/>
    </style:style>
    <style:style style:name="P82" style:family="paragraph" style:parent-style-name="Default">
      <style:text-properties style:font-name="Nimbus Sans L1" fo:font-size="10.5pt" officeooo:rsid="009b5c82" officeooo:paragraph-rsid="009b5c82" style:font-size-asian="9.14999961853027pt" style:font-size-complex="10.5pt"/>
    </style:style>
    <style:style style:name="T1" style:family="text">
      <style:text-properties style:font-name="Nimbus Sans L1" fo:font-size="10.5pt" style:font-size-asian="10.5pt" style:font-size-complex="10.5pt"/>
    </style:style>
    <style:style style:name="T2" style:family="text">
      <style:text-properties officeooo:rsid="00368e7d"/>
    </style:style>
    <style:style style:name="T3" style:family="text">
      <style:text-properties officeooo:rsid="003e98d3"/>
    </style:style>
    <style:style style:name="T4" style:family="text">
      <style:text-properties officeooo:rsid="00493d97"/>
    </style:style>
    <style:style style:name="T5" style:family="text">
      <style:text-properties officeooo:rsid="00539802"/>
    </style:style>
    <style:style style:name="T6" style:family="text">
      <style:text-properties style:text-underline-style="none"/>
    </style:style>
    <style:style style:name="T7" style:family="text">
      <style:text-properties fo:color="#1155cc" style:font-name="arial" fo:font-size="9.75pt" style:text-underline-style="solid" style:text-underline-width="auto" style:text-underline-color="font-color"/>
    </style:style>
    <style:style style:name="T8" style:family="text">
      <style:text-properties fo:color="#1155cc" style:font-name="arial" fo:font-size="9.75pt" style:text-underline-style="solid" style:text-underline-width="auto" style:text-underline-color="font-color" officeooo:rsid="0074e8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Save As Report</text:p>
      <text:p text:style-name="P2"/>
      <text:p text:style-name="P3">References: Section Heading followed by references.</text:p>
      <text:p text:style-name="P3"/>
      <text:p text:style-name="P3">[1]</text:p>
      <text:p text:style-name="Standard"><text:a xlink:type="simple" xlink:href="https://docs.google.com/spreadsheets/d/1tPDRtMtJsARVJXLwWscXz21GMHTQGDOUXUfQ9vrUwdQ/edit#gid=0"><text:span text:style-name="T1">https://docs.google.com/spreadsheets/d/1tPDRtMtJsARVJXLwWscXz21GMHTQGDOUXUfQ9vrUwdQ/edit#gid=0</text:span></text:a></text:p>
      <text:p text:style-name="P3"/>
      <text:p text:style-name="P3"><text:span text:style-name="T2">ROS </text:span>documentation</text:p>
      <text:p text:style-name="P5"><text:a xlink:type="simple" xlink:href="http://wiki.ros.org/ROS/Tutorials">http://wiki.ros.org/ROS/Tutorials</text:a></text:p>
      <text:p text:style-name="P5"/>
      <text:p text:style-name="P4">Jsk and Microcone links.</text:p>
      <text:p text:style-name="P4"/>
      <text:p text:style-name="P11"><text:a xlink:type="simple" xlink:href="https://github.com/jsk-ros-pkg">https://github.com/jsk-ros-pkg</text:a></text:p>
      <text:p text:style-name="P11"><text:a xlink:type="simple" xlink:href="https://github.com/jsk-ros-pkg/jsk_3rdparty">https://github.com/jsk-ros-pkg/jsk_3rdparty</text:a></text:p>
      <text:p text:style-name="P11"/>
      <text:p text:style-name="P41"/>
      <text:p text:style-name="P3">Sonar</text:p>
      <text:p text:style-name="Standard"><text:span text:style-name="T1">[2] </text:span><text:a xlink:type="simple" xlink:href="https://en.wikipedia.org/wiki/Sonar"><text:span text:style-name="T1">https://en.wikipedia.org/wiki/Sonar</text:span></text:a></text:p>
      <text:p text:style-name="P3"/>
      <text:p text:style-name="Standard"><text:span text:style-name="T1">[3] </text:span><text:a xlink:type="simple" xlink:href="https://en.wikipedia.org/wiki/Acoustic_location"><text:span text:style-name="T1">https://en.wikipedia.org/wiki/Acoustic_location</text:span></text:a></text:p>
      <text:p text:style-name="P3"/>
      <text:p text:style-name="P3">Radar</text:p>
      <text:p text:style-name="Standard"><text:span text:style-name="T1">[1] </text:span><text:a xlink:type="simple" xlink:href="https://en.wikipedia.org/wiki/Radar"><text:span text:style-name="T1">https://en.wikipedia.org/wiki/Radar</text:span></text:a></text:p>
      <text:p text:style-name="P3"/>
      <text:p text:style-name="P3"/>
      <text:p text:style-name="P3">Sonar vs Radar</text:p>
      <text:p text:style-name="Standard"><text:a xlink:type="simple" xlink:href="https://www.google.com.au/webhp?sourceid=chrome-instant&amp;ion=1&amp;espv=2&amp;ie=UTF-8#q=differnce"><text:span text:style-name="T1">https://www.google.com.au/webhp?sourceid=chrome-instant&amp;ion=1&amp;espv=2&amp;ie=UTF-8#q=differnce</text:span></text:a><text:a xlink:type="simple" xlink:href="https://www.google.com.au/webhp?sourceid=chrome-instant&amp;ion=1&amp;espv=2&amp;ie=UTF-8#q=differnce%20between%20radar%20and%20sonar"><text:span text:style-name="T1"> 20between%20radar%20and%20sonar</text:span></text:a></text:p>
      <text:p text:style-name="Standard"><text:a xlink:type="simple" xlink:href="http://www.differencebetween.com/difference-between-radar-and-vs-sonar/"><text:span text:style-name="T1">http://www.differencebetween.com/difference-between-radar-and-vs-sonar/</text:span></text:a></text:p>
      <text:p text:style-name="Standard"><text:a xlink:type="simple" xlink:href="https://answers.yahoo.com/question/index?qid=20080512154609AAqMFOl"><text:span text:style-name="T1">https://answers.yahoo.com/question/index?qid=20080512154609AAqMFOl</text:span></text:a></text:p>
      <text:p text:style-name="Standard"><text:span text:style-name="T1">[4]</text:span><text:a xlink:type="simple" xlink:href="http://www.physlink.com/education/askexperts/ae456.cfm"><text:span text:style-name="T1">http://www.physlink.com/education/askexperts/ae456.cfm</text:span></text:a></text:p>
      <text:p text:style-name="Standard"><text:span text:style-name="T1">[5]</text:span><text:a xlink:type="simple" xlink:href="http://www.encyclopedia.com/doc/1G2-3437800496.html"><text:span text:style-name="T1">http://www.encyclopedia.com/doc/1G2-3437800496.html</text:span></text:a></text:p>
      <text:p text:style-name="Standard"><text:span text:style-name="T1">[6]</text:span><text:a xlink:type="simple" xlink:href="http://teacher.scholastic.com/activities/explorations/bats/libraryarticle.aspItemID=234&amp;SubjectID=110&amp;categoryID=3"><text:span text:style-name="T1">http://teacher.scholastic.com/activities/explorations/bats/libraryarticle.aspItemID=234&amp;SubjectID=110&amp;categoryID=3</text:span></text:a></text:p>
      <text:p text:style-name="Standard"><text:a xlink:type="simple" xlink:href="http://www.venompower.com/products/traxxas-aton-rc-drone-quadcopter-35c-3s-5000mah-11-1v-lipo-"><text:span text:style-name="T1">http://www.venompower.com/products/traxxas-aton-rc-drone-quadcopter-35c-3s-5000mah-11-1v-lipo-</text:span></text:a><text:a xlink:type="simple" xlink:href="http://www.venompower.com/products/traxxas-aton-rc-drone-quadcopter-35c-3s-5000mah-11-1v-lipo-battery-by-venom"><text:span text:style-name="T1"> </text:span></text:a><text:a xlink:type="simple" xlink:href="http://www.venompower.com/products/traxxas-aton-rc-drone-quadcopter-35c-3s-5000mah-11-1v-lipo-battery-by-venom"><text:span text:style-name="T1">b</text:span></text:a><text:a xlink:type="simple" xlink:href="http://www.venompower.com/products/traxxas-aton-rc-drone-quadcopter-35c-3s-5000mah-11-1v-lipo-battery-by-venom"><text:span text:style-name="T1">attery-by-venom</text:span></text:a><text:span text:style-name="T1"> </text:span></text:p>
      <text:p text:style-name="Standard"><text:a xlink:type="simple" xlink:href="https://hexoplus.com/product/hexo_drone_3d"><text:span text:style-name="T1">https://hexoplus.com/product/hexo_drone_3d</text:span></text:a></text:p>
      <text:p text:style-name="Standard"><text:a xlink:type="simple" xlink:href="https://www.jbhifi.com.au/cameras/video-cameras/gopro/gopro-hero4-action-video-camera-4k-black-edition/644300/"><text:span text:style-name="T1">https://www.jbhifi.com.au/cameras/video-cameras/gopro/gopro-hero4-action-video-camera-4k-black-edition/644300/</text:span></text:a></text:p>
      <text:p text:style-name="P3"/>
      <text:p text:style-name="P3">refereces2:</text:p>
      <text:p text:style-name="Standard"><text:a xlink:type="simple" xlink:href="https://www.dji.com/product/phantom-4/info"><text:span text:style-name="T1">https://www.dji.com/product/phantom-4/info</text:span></text:a></text:p>
      <text:p text:style-name="Standard"><text:a xlink:type="simple" xlink:href="https://www.youtube.com/watch?v=-ZJJf93vrFA"><text:span text:style-name="T1">https://www.youtube.com/watch?v=-ZJJf93vrFA</text:span></text:a></text:p>
      <text:p text:style-name="Standard"><text:a xlink:type="simple" xlink:href="http://www.phantompilots.com/threads/payload-on-phantom-4.79433/"><text:span text:style-name="T1">http://www.phantompilots.com/threads/payload-on-phantom-4.79433/</text:span></text:a></text:p>
      <text:p text:style-name="Standard"><text:a xlink:type="simple" xlink:href="http://www.rcgroups.com/forums/showthread.php?t=2670690"><text:span text:style-name="T1">http://www.rcgroups.com/forums/showthread.php?t=2670690</text:span></text:a></text:p>
      <text:p text:style-name="Standard"><text:a xlink:type="simple" xlink:href="http://fpvlab.com/forums/showthread.php?31833-Pushing-the-DJI-Phantom-to-the-limit"><text:span text:style-name="T1">http://fpvlab.com/forums/showthread.php?31833-Pushing-the-DJI-Phantom-to-the-limit</text:span></text:a></text:p>
      <text:p text:style-name="P3"/>
      <text:p text:style-name="P3"/>
      <text:p text:style-name="P3">Drones</text:p>
      <text:p text:style-name="P3"><text:a xlink:type="simple" xlink:href="http://dji-phantom4.com/dji-phantom-4-vs-inspire-1/">http://dji-phantom4.com/dji-phantom-4-vs-inspire-1/</text:a></text:p>
      <text:p text:style-name="P3"><text:a xlink:type="simple" xlink:href="http://drones.specout.com/l/452/DJI-Phantom-4">http://drones.specout.com/l/452/DJI-Phantom-4</text:a></text:p>
      <text:p text:style-name="P3"><text:a xlink:type="simple" xlink:href="https://www.aus-cameras.com/dji-phantom-4-with-3-batteries-charging-hub-64gb-drone-quadcopter">https://www.aus-cameras.com/dji-phantom-4-with-3-batteries-charging-hub-64gb-drone-quadcopter</text:a></text:p>
      <text:p text:style-name="P3"/>
      <text:p text:style-name="P3"/>
      <text:p text:style-name="P3">Hexo+ owners group on Facebook</text:p>
      <text:p text:style-name="P3"/>
      <text:p text:style-name="P3"/>
      <text:p text:style-name="P3"><text:soft-page-break/>SDK's</text:p>
      <text:p text:style-name="P3"><text:a xlink:type="simple" xlink:href="https://developer.dji.com/mobile-sdk/documentation/introduction/mobile_sdk_introduction.html">https://developer.dji.com/mobile-sdk/documentation/introduction/mobile_sdk_introduction.html</text:a></text:p>
      <text:p text:style-name="P3"><text:a xlink:type="simple" xlink:href="https://developer.dji.com/mobile-sdk/documentation/introduction/index.html">https://developer.dji.com/mobile-sdk/documentation/introduction/index.html</text:a></text:p>
      <text:p text:style-name="P3"><text:a xlink:type="simple" xlink:href="https://developer.dji.com/onboard-sdk/documentation/hardware-setup/index.html">https://developer.dji.com/onboard-sdk/documentation/hardware-setup/index.html</text:a></text:p>
      <text:p text:style-name="P3"><text:a xlink:type="simple" xlink:href="https://developer.dji.com/onboard-sdk/documentation/github-platform-docs/Linux/README.html">https://developer.dji.com/onboard-sdk/documentation/github-platform-docs/Linux/README.html</text:a></text:p>
      <text:p text:style-name="P3"><text:a xlink:type="simple" xlink:href="https://developer.dji.com/onboard-sdk/documentation/github-platform-docs/ROS/README.html">https://developer.dji.com/onboard-sdk/documentation/github-platform-docs/ROS/README.html</text:a></text:p>
      <text:p text:style-name="P3"><text:a xlink:type="simple" xlink:href="https://developer.dji.com/onboard-sdk/">https://developer.dji.com/onboard-sdk/</text:a></text:p>
      <text:p text:style-name="P3"><text:a xlink:type="simple" xlink:href="https://github.com/dji-sdk/Onboard-SDK-ROS">https://github.com/dji-sdk/Onboard-SDK-ROS</text:a></text:p>
      <text:p text:style-name="P3"><text:a xlink:type="simple" xlink:href="https://developer.dji.com/onboard-sdk/documentation/github-platform-docs/ROS/README.html">https://developer.dji.com/onboard-sdk/documentation/github-platform-docs/ROS/README.html</text:a></text:p>
      <text:p text:style-name="P3">Matrice</text:p>
      <text:p text:style-name="P3"><text:a xlink:type="simple" xlink:href="https://developer.dji.com/products/#!/mobile">https://developer.dji.com/products/#!/mobile</text:a></text:p>
      <text:p text:style-name="P3"><text:a xlink:type="simple" xlink:href="https://developer.dji.com/products/#!/mobile">https://developer.dji.com/products/#!/mobile</text:a></text:p>
      <text:p text:style-name="P3"/>
      <text:p text:style-name="P3"/>
      <text:p text:style-name="P3">Payload</text:p>
      <text:p text:style-name="P3"><text:a xlink:type="simple" xlink:href="https://www.djivideos.com/video_play/3b7b0411-37ff-4323-b4a5-04756db05b8">https://www.djivideos.com/video_play/3b7b0411-37ff-4323-b4a5-04756db05b8</text:a></text:p>
      <text:p text:style-name="P47"/>
      <text:p text:style-name="P3">Matrice 100</text:p>
      <text:p text:style-name="P3"><text:a xlink:type="simple" xlink:href="http://www.dji.com/product/matrice100?site=developer">http://www.dji.com/product/matrice100?site=developer</text:a></text:p>
      <text:p text:style-name="P3"><text:a xlink:type="simple" xlink:href="https://www.djivideos.com/video_play/3b7b0411-37ff-4323-b4a5-04756db05b8b">https://www.djivideos.com/video_play/3b7b0411-37ff-4323-b4a5-04756db05b8b</text:a></text:p>
      <text:p text:style-name="P3"><text:a xlink:type="simple" xlink:href="http://store.dji.com/product/matrice-100?site=brandsite&amp;from=buy_now_bar">http://store.dji.com/product/matrice-100?site=brandsite&amp;from=buy_now_bar</text:a></text:p>
      <text:p text:style-name="P3"><text:a xlink:type="simple" xlink:href="https://www.youtube.com/watch?v=Ii9xS6iRR0o">https://www.youtube.com/watch?v=Ii9xS6iRR0o</text:a></text:p>
      <text:p text:style-name="P3"><text:a xlink:type="simple" xlink:href="https://www.youtube.com/watch?v=_eL8rmjV870">https://www.youtube.com/watch?v=_eL8rmjV870</text:a></text:p>
      <text:p text:style-name="P3"/>
      <text:p text:style-name="P3">Matrice 600</text:p>
      <text:p text:style-name="P3"><text:a xlink:type="simple" xlink:href="http://www.dji.com/product/matrice600?site=developer">http://www.dji.com/product/matrice600?site=developer</text:a></text:p>
      <text:p text:style-name="P3"><text:a xlink:type="simple" xlink:href="https://www.djivideos.com/video_play/dff97db5-6530-4e71-be6b-7a4a98a81a75?autoplay=1">https://www.djivideos.com/video_play/dff97db5-6530-4e71-be6b-7a4a98a81a75?autoplay=1</text:a></text:p>
      <text:p text:style-name="P3"/>
      <text:p text:style-name="P3"/>
      <text:p text:style-name="P3">Arduino</text:p>
      <text:p text:style-name="P3"><text:a xlink:type="simple" xlink:href="https://www.arduino.cc/en/Main/ArduinoBoardUno">https://www.arduino.cc/en/Main/ArduinoBoardUno</text:a></text:p>
      <text:p text:style-name="P3"><text:a xlink:type="simple" xlink:href="https://www.sparkfun.com/products/11287">https://www.sparkfun.com/products/11287</text:a></text:p>
      <text:p text:style-name="P3"><text:a xlink:type="simple" xlink:href="https://www.arduino.cc/en/Main/ArduinoWiFiShield">https://www.arduino.cc/en/Main/ArduinoWiFiShield</text:a></text:p>
      <text:p text:style-name="P3"><text:a xlink:type="simple" xlink:href="https://www.arduino.cc/en/Reference/StepperBipolarCircuit">https://www.arduino.cc/en/Reference/StepperBipolarCircuit</text:a></text:p>
      <text:p text:style-name="P3"/>
      <text:p text:style-name="P6">QR codes</text:p>
      <text:p text:style-name="P6"><text:span text:style-name="T3">[1]</text:span><text:a xlink:type="simple" xlink:href="https://apps.ubuntu.com/cat/applications/qtqr/">https://apps.ubuntu.com/cat/applications/qtqr/</text:a></text:p>
      <text:p text:style-name="P7"><text:span text:style-name="T3">[2]</text:span><text:a xlink:type="simple" xlink:href="http://manpages.ubuntu.com/manpages/wily/man1/zbarimg.1.html">http://manpages.ubuntu.com/manpages/wily/man1/zbarimg.1.html</text:a></text:p>
      <text:p text:style-name="P8"/>
      <text:p text:style-name="P9">Video</text:p>
      <text:p text:style-name="P8"><text:a xlink:type="simple" xlink:href="http://www.mplayerhq.hu/design7/news.html">http://www.mplayerhq.hu/design7/news.html</text:a></text:p>
      <text:p text:style-name="P8"/>
      <text:p text:style-name="P12">Coding:</text:p>
      <text:p text:style-name="P12"/>
      <text:p text:style-name="P10">QProcess and detached:</text:p>
      <text:p text:style-name="P10"/>
      <text:p text:style-name="P13"><text:a xlink:type="simple" xlink:href="https://www.cs.umd.edu/class/sum2003/cmsc311/Notes/Data/endian.html">https://www.cs.umd.edu/class/sum2003/cmsc311/Notes/Data/endian.html</text:a></text:p>
      <text:p text:style-name="P13"/>
      <text:p text:style-name="P13"/>
      <text:p text:style-name="P14">Servo &amp; Stepper motor:</text:p>
      <text:p text:style-name="P14"/>
      <text:p text:style-name="P52">LBE stepper motor and servo motor specs.</text:p>
      <text:p text:style-name="P53"><text:a xlink:type="simple" xlink:href="https://littlebirdelectronics.com.au/products/stepper-motor-bipolar-200-steps-rev-20x30mm-3-9v-0-6-a-phase">https://littlebirdelectronics.com.au/products/stepper-motor-bipolar-200-steps-rev-20x30mm-3-9v-0-6-a-phase</text:a></text:p>
      <text:p text:style-name="P53"><text:a xlink:type="simple" xlink:href="https://littlebirdelectronics.com.au/products/springrc-sm-s4303r-continuous-rotation-servo">https://littlebirdelectronics.com.au/products/springrc-sm-s4303r-continuous-rotation-servo</text:a></text:p>
      <text:p text:style-name="P53"><text:a xlink:type="simple" xlink:href="https://littlebirdelectronics.com.au/products/easydriver">https://littlebirdelectronics.com.au/products/easydriver</text:a></text:p>
      <text:p text:style-name="P53"/>
      <text:p text:style-name="P14"/>
      <text:p text:style-name="P14"><text:soft-page-break/>Wikipedia <text:span text:style-name="T4">servo and stepper pages.</text:span></text:p>
      <text:p text:style-name="P54"><text:a xlink:type="simple" xlink:href="https://en.wikipedia.org/wiki/Servomotor">https://en.wikipedia.org/wiki/Servomotor</text:a></text:p>
      <text:p text:style-name="P54"><text:a xlink:type="simple" xlink:href="https://en.wikipedia.org/wiki/Stepper_motor">https://en.wikipedia.org/wiki/Stepper_motor</text:a></text:p>
      <text:p text:style-name="P54"/>
      <text:p text:style-name="P15">Voltage Divider circuit.</text:p>
      <text:p text:style-name="P55"><text:a xlink:type="simple" xlink:href="https://en.wikipedia.org/wiki/Voltage_divider">https://en.wikipedia.org/wiki/Voltage_divider</text:a></text:p>
      <text:p text:style-name="P55"/>
      <text:p text:style-name="P16">Arduino IDE 1.0.5 and 1.6.0 links</text:p>
      <text:p text:style-name="P17"><text:a xlink:type="simple" xlink:href="https://www.arduino.cc/en/Main/ArduinoBoardYun">https://www.arduino.cc/en/Main/ArduinoBoardYun</text:a></text:p>
      <text:p text:style-name="P24"><text:a xlink:type="simple" xlink:href="https://www.arduino.cc/en/Main/ArduinoWiFiShield">https://www.arduino.cc/en/Main/ArduinoWiFiShield</text:a></text:p>
      <text:p text:style-name="P20"><text:a xlink:type="simple" xlink:href="https://www.arduino.cc/en/Main/ArduinoWiFiShield101">https://www.arduino.cc/en/Main/ArduinoWiFiShield101</text:a></text:p>
      <text:p text:style-name="P25"><text:a xlink:type="simple" xlink:href="https://www.arduino.cc/en/Main/ArduinoWiFiShield">https://www.arduino.cc/en/Main/ArduinoWiFiShield</text:a></text:p>
      <text:p text:style-name="P25"/>
      <text:p text:style-name="P18"><text:a xlink:type="simple" xlink:href="https://www.lifewire.com/range-of-typical-wifi-network-816564">https://www.lifewire.com/range-of-typical-wifi-network-816564</text:a></text:p>
      <text:p text:style-name="P19"/>
      <text:p text:style-name="P21"/>
      <text:p text:style-name="P23"><text:span text:style-name="T5">Arduino </text:span>IDE 1.6.0</text:p>
      <text:p text:style-name="P21"><text:a xlink:type="simple" xlink:href="https://www.arduino.cc/en/Guide/HomePage">https://www.arduino.cc/en/Guide/HomePage</text:a></text:p>
      <text:p text:style-name="P21"><text:a xlink:type="simple" xlink:href="https://www.arduino.cc/en/Guide/Linux">https://www.arduino.cc/en/Guide/Linux</text:a></text:p>
      <text:p text:style-name="P22"><text:a xlink:type="simple" xlink:href="https://www.arduino.cc/en/Main/Software">https://www.arduino.cc/en/Main/Software</text:a></text:p>
      <text:p text:style-name="P22"/>
      <text:p text:style-name="P26"><text:a xlink:type="simple" xlink:href="https://www.arduino.cc/en/Tutorial/Wifi101WiFiChatServer">https://www.arduino.cc/en/Tutorial/Wifi101WiFiChatServer</text:a></text:p>
      <text:p text:style-name="P26"/>
      <text:p text:style-name="P27">Costs of arduino boards:</text:p>
      <text:p text:style-name="P29"><text:a xlink:type="simple" xlink:href="https://www.sparkfun.com/products/11021">https://www.sparkfun.com/products/11021</text:a></text:p>
      <text:p text:style-name="P27"><text:a xlink:type="simple" xlink:href="https://www.sparkfun.com/products/13787">https://www.sparkfun.com/products/13787</text:a></text:p>
      <text:p text:style-name="P28"><text:a xlink:type="simple" xlink:href="https://www.sparkfun.com/products/12053">https://www.sparkfun.com/products/12053</text:a></text:p>
      <text:p text:style-name="P30"><text:a xlink:type="simple" xlink:href="http://www.pakronics.com.au/products/arduino-wifi-shield-101-ada2891?gclid=CjwKEAjws5zABRDqkoOniLqfywESJACjdoiG_g8Jx5DWUcTX34vBn4QvOoDR2LiQSeRllDekWL3zuBoCtHLw_wcB">http://www.pakronics.com.au/products/arduino-wifi-shield-101-ada2891?gclid=CjwKEAjws5zABRDqkoOniLqfywESJACjdoiG_g8Jx5DWUcTX34vBn4QvOoDR2LiQSeRllDekWL3zuBoCtHLw_wcB</text:a></text:p>
      <text:p text:style-name="P31"><text:a xlink:type="simple" xlink:href="https://littlebirdelectronics.com.au/search?type=product&amp;q=arduino+wifi+shield">https://littlebirdelectronics.com.au/search?type=product&amp;q=arduino+wifi+shield</text:a></text:p>
      <text:p text:style-name="P31"/>
      <text:p text:style-name="P31"/>
      <text:p text:style-name="P32">Arduino vs Rasberry Pi 2 and Beaglebone Black:</text:p>
      <text:p text:style-name="P33"><text:a xlink:type="simple" xlink:href="http://makezine.com/2013/04/15/arduino-uno-vs-beaglebone-vs-raspberry-pi/">http://makezine.com/2013/04/15/arduino-uno-vs-beaglebone-vs-raspberry-pi/</text:a></text:p>
      <text:p text:style-name="P34"><text:a xlink:type="simple" xlink:href="http://makezine.com/2014/02/25/how-to-choose-the-right-platform-raspberry-pi-or-beaglebone-black/">http://makezine.com/2014/02/25/how-to-choose-the-right-platform-raspberry-pi-or-beaglebone-black/</text:a></text:p>
      <text:p text:style-name="P35"><text:a xlink:type="simple" xlink:href="https://www.quora.com/What-are-the-major-differences-between-BeagleBone-Raspberry-Pi-and-Arduino">https://www.quora.com/What-are-the-major-differences-between-BeagleBone-Raspberry-Pi-and-Arduino</text:a></text:p>
      <text:p text:style-name="P36"><text:a xlink:type="simple" xlink:href="https://www.youtube.com/watch?v=xg3i1o5aQRY">https://www.youtube.com/watch?v=xg3i1o5aQRY</text:a></text:p>
      <text:p text:style-name="P37"><text:a xlink:type="simple" xlink:href="https://pimylifeup.com/beaglebone-vs-raspberry-pi/">https://pimylifeup.com/beaglebone-vs-raspberry-pi/</text:a></text:p>
      <text:p text:style-name="P38"><text:a xlink:type="simple" xlink:href="http://lifehacker.com/how-to-pick-the-right-electronics-board-for-your-diy-pr-742869540">http://lifehacker.com/how-to-pick-the-right-electronics-board-for-your-diy-pr-742869540</text:a></text:p>
      <text:p text:style-name="P39"><text:a xlink:type="simple" xlink:href="https://www.linkedin.com/pulse/iot-devices-arduino-vs-raspberry-pi-beaglebone-which-kithion">https://www.linkedin.com/pulse/iot-devices-arduino-vs-raspberry-pi-beaglebone-which-kithion</text:a></text:p>
      <text:p text:style-name="P40"><text:a xlink:type="simple" xlink:href="http://www.thewindowsclub.com/single-board-computers">http://www.thewindowsclub.com/single-board-computers</text:a></text:p>
      <text:p text:style-name="P40"/>
      <text:p text:style-name="P40"/>
      <text:p text:style-name="P42">Hexo+ batteries:</text:p>
      <text:p text:style-name="P42"><text:a xlink:type="simple" xlink:href="https://hobbyco.com.au/"><text:span text:style-name="T6">https://hobbyco.com.au/</text:span></text:a></text:p>
      <text:p text:style-name="P43">Queen Victoria Building, 455 George St, Sydney NSW 2000</text:p>
      <text:p text:style-name="P48"><text:a xlink:type="simple" xlink:href="https://www.venompower.com/products/axial-scx10-deadbolt-35c-11-1v-5000mah-lipo-battery-by-venom-1">https://www.venompower.com/products/axial-scx10-deadbolt-35c-11-1v-5000mah-lipo-battery-by-venom-1</text:a></text:p>
      <text:p text:style-name="P49"><text:a xlink:type="simple" xlink:href="http://www.hobbyking.com/hobbyking/store/__9625__EC3_Plugs_10pairs_set_.html?gclid=Cj0KEQjwnKzABRDy2pb7nPSazdsBEiQAI4lZQJY2-h1Ut-T_45c8gPkjwuF8Txrea4JZX2-oaBNMgbkaAtri8P8HAQ">http://www.hobbyking.com/hobbyking/store/__9625__EC3_Plugs_10pairs_set_.html?gclid=Cj0KEQjwnKzABRDy2pb7nPSazdsBEiQAI4lZQJY2-h1Ut-T_45c8gPkjwuF8Txrea4JZX2-oaBNMgbkaAtri8P8HAQ</text:a></text:p>
      <text:p text:style-name="P50"><text:a xlink:type="simple" xlink:href="https://www.youtube.com/watch?v=u8aF3-4uBkQ">https://www.youtube.com/watch?v=u8aF3-4uBkQ</text:a></text:p>
      <text:p text:style-name="P51"><text:a xlink:type="simple" xlink:href="https://www.digikey.com/product-detail/en/6450543-5/A114251-ND">https://www.digikey.com/product-detail/en/6450543-5/A114251-ND</text:a></text:p>
      <text:p text:style-name="P51"/>
      <text:p text:style-name="P43"/>
      <text:p text:style-name="P45"/>
      <text:p text:style-name="P45"><text:soft-page-break/>Literature review:</text:p>
      <text:p text:style-name="P44"><text:a xlink:type="simple" xlink:href="https://hal.archives-ouvertes.fr/hal-00640404/document"><text:span text:style-name="T7">https://hal.archives-ouvertes.fr/hal-00640404/document</text:span></text:a></text:p>
      <text:p text:style-name="P44"><text:a xlink:type="simple" xlink:href="http://www.tandfonline.com/doi/abs/10.1080/00207179.2014.986201"><text:span text:style-name="T7">http://www.tandfonline.com/doi/abs/10.1080/00207179.2014.986201</text:span></text:a></text:p>
      <text:p text:style-name="P44"><text:a xlink:type="simple" xlink:href="http://ieeexplore.ieee.org/xpl/login.jsp?tp=&amp;arnumber=6862445&amp;url=http%3A%2F%2Fieeexplore.ieee.org%2Fxpls%2Fabs_all.jsp%3Farnumber%3D6862445"><text:span text:style-name="T7">http://ieeexplore.ieee.org/xpl/login.jsp?tp=&amp;arnumber=6862445&amp;url=http%3A%2F%2Fieeexplore.ieee.org%2Fxpls%2Fabs_all.jsp%3Farnumber%3D6862445</text:span></text:a></text:p>
      <text:p text:style-name="P44"><text:a xlink:type="simple" xlink:href="http://www.ifac-papersonline.net/Detailed/55593.html"><text:span text:style-name="T7">http://www.ifac-papersonline.net/Detailed/55593.html</text:span></text:a></text:p>
      <text:p text:style-name="P44"><text:a xlink:type="simple" xlink:href="https://www.researchgate.net/profile/Alexandre_Seuret/publication/48414390_FeedNetBack-D04.03_-_Design_of_Robust_Variable_Rate_Controllers/links/53e081be0cf27a7b830a4390.pdf"><text:span text:style-name="T7">https://www.researchgate.net/profile/Alexandre_Seuret/publication/48414390_FeedNetBack-D04.03_-_Design_of_Robust_Variable_Rate_Controllers/links/53e081be0cf27a7b830a4390.pdf</text:span></text:a></text:p>
      <text:p text:style-name="P44"/>
      <text:p text:style-name="P44"><text:a xlink:type="simple" xlink:href="http://ieeexplore.ieee.org/xpls/abs_all.jsp?arnumber=5624356"><text:span text:style-name="T7">http://ieeexplore.ieee.org/xpls/abs_all.jsp?arnumber=5624356</text:span></text:a><text:span text:style-name="T8">s</text:span></text:p>
      <text:p text:style-name="P46"><text:a xlink:type="simple" xlink:href="http://ieeexplore.ieee.org/xpls/abs_all.jsp?arnumber=5506428"><text:span text:style-name="T7">http://ieeexplore.ieee.org/xpls/abs_all.jsp?arnumber=5506428</text:span></text:a></text:p>
      <text:p text:style-name="P46"><text:a xlink:type="simple" xlink:href="http://dl.acm.org/citation.cfm?id=2750678"><text:span text:style-name="T7">http://dl.acm.org/citation.cfm?id=2750678</text:span></text:a></text:p>
      <text:p text:style-name="P46"><text:a xlink:type="simple" xlink:href="http://ieeexplore.ieee.org/stamp/stamp.jsp?tp=&amp;arnumber=6998482&amp;tag=1"><text:span text:style-name="T7">http://ieeexplore.ieee.org/stamp/stamp.jsp?tp=&amp;arnumber=6998482&amp;tag=1</text:span></text:a></text:p>
      <text:p text:style-name="P57"/>
      <text:p text:style-name="P57"/>
      <text:p text:style-name="P58">Sending an SMS:</text:p>
      <text:p text:style-name="P59"><text:a xlink:type="simple" xlink:href="https://www.cooking-hacks.com/documentation/tutorials/3g-gps-shield-arduino-raspberry-pi-tutorial/">https://www.cooking-hacks.com/documentation/tutorials/3g-gps-shield-arduino-raspberry-pi-tutorial/</text:a></text:p>
      <text:p text:style-name="P60"><text:a xlink:type="simple" xlink:href="http://whirlpool.net.au/wiki/mobile_phone_frequencies">http://whirlpool.net.au/wiki/mobile_phone_frequencies</text:a></text:p>
      <text:p text:style-name="P61"><text:a xlink:type="simple" xlink:href="http://www.simcom.eu/index.php?m=termekek&amp;prime=1&amp;sub=38&amp;id=0000000159">http://www.simcom.eu/index.php?m=termekek&amp;prime=1&amp;sub=38&amp;id=0000000159</text:a></text:p>
      <text:p text:style-name="P62"><text:a xlink:type="simple" xlink:href="https://www.cooking-hacks.com/forum/viewtopic.php?f=20&amp;t=7470">https://www.cooking-hacks.com/forum/viewtopic.php?f=20&amp;t=7470</text:a></text:p>
      <text:p text:style-name="P63"><text:a xlink:type="simple" xlink:href="http://www.linksprite.com/wiki/index.php5?title=3G_%2B_GPS_Shield_for_Arduino#Sending_and_Receiving_SMS">http://www.linksprite.com/wiki/index.php5?title=3G_%2B_GPS_Shield_for_Arduino#Sending_and_Receiving_SMS</text:a></text:p>
      <text:p text:style-name="P64"><text:a xlink:type="simple" xlink:href="http://www.linksprite.com/wiki/index.php5?title=3G_%2B_GPS_Shield_for_Arduino#SMS">http://www.linksprite.com/wiki/index.php5?title=3G_%2B_GPS_Shield_for_Arduino#SMS</text:a></text:p>
      <text:p text:style-name="P65"><text:a xlink:type="simple" xlink:href="https://blog.arduino.cc/2012/05/29/arduino-gets-3g-connectivity/">https://blog.arduino.cc/2012/05/29/arduino-gets-3g-connectivity/</text:a></text:p>
      <text:p text:style-name="P66"><text:a xlink:type="simple" xlink:href="https://www.cooking-hacks.com/3g-gprs-shield-for-arduino-3g-gps">https://www.cooking-hacks.com/3g-gprs-shield-for-arduino-3g-gps</text:a></text:p>
      <text:p text:style-name="P67"><text:a xlink:type="simple" xlink:href="https://littlebirdelectronics.com.au/products/itead-3g-shield">https://littlebirdelectronics.com.au/products/itead-3g-shield</text:a></text:p>
      <text:p text:style-name="P68"><text:a xlink:type="simple" xlink:href="http://www.simcom.eu/index.php?m=termekek&amp;prime=1&amp;sub=38&amp;id=0000000159">http://www.simcom.eu/index.php?m=termekek&amp;prime=1&amp;sub=38&amp;id=0000000159</text:a></text:p>
      <text:p text:style-name="P69"><text:a xlink:type="simple" xlink:href="https://www.itead.cc/wiki/ITEAD_3G_Shield">https://www.itead.cc/wiki/ITEAD_3G_Shield</text:a></text:p>
      <text:p text:style-name="P70"><text:a xlink:type="simple" xlink:href="ftp://imall.iteadstudio.com/Shield/IM121026002/DC_IM121026002_3G_Shield.zip">ftp://imall.iteadstudio.com/Shield/IM121026002/DC_IM121026002_3G_Shield.zip</text:a></text:p>
      <text:p text:style-name="P71"><text:a xlink:type="simple" xlink:href="http://www.simcom.eu/index.php?m=termekek&amp;prime=1&amp;sub=38&amp;id=0000000159">http://www.simcom.eu/index.php?m=termekek&amp;prime=1&amp;sub=38&amp;id=0000000159</text:a></text:p>
      <text:p text:style-name="P72"><text:a xlink:type="simple" xlink:href="http://forum.arduino.cc/index.php?topic=140526.0">http://forum.arduino.cc/index.php?topic=140526.0</text:a></text:p>
      <text:p text:style-name="P73"><text:a xlink:type="simple" xlink:href="https://littlebirdelectronics.com.au/products/itead-3g-shield">https://littlebirdelectronics.com.au/products/itead-3g-shield</text:a></text:p>
      <text:p text:style-name="P74"><text:a xlink:type="simple" xlink:href="https://www.itead.cc/itead-3g-shield.html">https://www.itead.cc/itead-3g-shield.html</text:a></text:p>
      <text:p text:style-name="P75"><text:a xlink:type="simple" xlink:href="ftp://imall.iteadstudio.com/Shield/IM121026002/DS_IM121026002_3G_Shield.pdf">ftp://imall.iteadstudio.com/Shield/IM121026002/DS_IM121026002_3G_Shield.pdf</text:a></text:p>
      <text:p text:style-name="P75"><text:a xlink:type="simple" xlink:href="ftp://imall.iteadstudio.com/Shield/IM121026002/SCH_IM121026002_3G_Shield.pdf">ftp://imall.iteadstudio.com/Shield/IM121026002/SCH_IM121026002_3G_Shield.pdf</text:a></text:p>
      <text:p text:style-name="P76"><text:a xlink:type="simple" xlink:href="https://www.diafaan.com/sms-tutorials/gsm-modem-tutorial/at-cmgs-text-mode/">https://www.diafaan.com/sms-tutorials/gsm-modem-tutorial/at-cmgs-text-mode/</text:a></text:p>
      <text:p text:style-name="P77"><text:a xlink:type="simple" xlink:href="http://www.activexperts.com/sms-component/at/commands/?at=E0">http://www.activexperts.com/sms-component/at/commands/?at=E0</text:a></text:p>
      <text:p text:style-name="P78"><text:a xlink:type="simple" xlink:href="http://www.edaboard.com/thread250174.html">http://www.edaboard.com/thread250174.html</text:a></text:p>
      <text:p text:style-name="P79"><text:a xlink:type="simple" xlink:href="https://en.wikibooks.org/wiki/Serial_Programming/Modems_and_AT_Commands">https://en.wikibooks.org/wiki/Serial_Programming/Modems_and_AT_Commands</text:a></text:p>
      <text:p text:style-name="P80"><text:a xlink:type="simple" xlink:href="https://www.sparkfun.com/datasheets/Cellular%20Modules/AT_Commands_Reference_Guide_r0.pdf">https://www.sparkfun.com/datasheets/Cellular%20Modules/AT_Commands_Reference_Guide_r0.pdf</text:a></text:p>
      <text:p text:style-name="P81"><text:a xlink:type="simple" xlink:href="http://electronics.stackexchange.com/questions/26238/why-do-people-use-at-commands-in-serial-communication">http://electronics.stackexchange.com/questions/26238/why-do-people-use-at-commands-in-serial-communication</text:a></text:p>
      <text:p text:style-name="P82"><text:a xlink:type="simple" xlink:href="http://www.forensicswiki.org/wiki/AT_Commands">http://www.forensicswiki.org/wiki/AT_Commands</text:a>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Lohit Hindi1" svg:font-family="'Lohit Hindi'"/>
    <style:font-face style:name="arial" svg:font-family="arial, sans, sans-serif"/>
    <style:font-face style:name="Lohit Marathi" svg:font-family="'Lohit Marathi'" style:font-family-generic="roman"/>
    <style:font-face style:name="OpenSymbol" svg:font-family="OpenSymbol, 'Arial Unicode MS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ohit Marathi1" svg:font-family="'Lohit Marathi'" style:font-family-generic="system" style:font-pitch="variable"/>
    <style:font-face style:name="Nimbus Sans L2" svg:font-family="'Nimbus Sans L', Arial" style:font-family-generic="system" style:font-pitch="variable"/>
    <style:font-face style:name="OpenSymbol3" svg:font-family="OpenSymbol" style:font-family-generic="system" style:font-pitch="variable"/>
    <style:font-face style:name="StarSymbol" svg:font-family="StarSymbol, 'Arial Unicode MS'" style:font-family-generic="system" style:font-pitch="variable"/>
    <style:font-face style:name="Symbol1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2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Droid Sans Fallback" style:font-size-asian="12pt" style:language-asian="zh" style:country-asian="CN" style:font-name-complex="Lohit Marath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AU" style:font-name-asian="AR PL KaitiM GB" style:font-family-asian="'AR PL KaitiM GB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default-outline-level="" style:class="extra"/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Lohit Marathi" fo:font-family="'Lohit Marath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8Num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Wingdings" style:font-family-complex="Wingdings" style:font-family-generic-complex="system" style:font-pitch-complex="variable"/>
    </style:style>
    <style:style style:name="WW8Num2z1" style:family="text">
      <style:text-properties style:font-name="OpenSymbol1" fo:font-family="OpenSymbol, 'Arial Unicode MS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5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6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8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2" fo:font-family="OpenSymbol" style:font-charset="x-symbol" style:font-name-asian="OpenSymbol2" style:font-family-asian="OpenSymbol" style:font-charset-asian="x-symbol" style:font-name-complex="OpenSymbol2" style:font-family-complex="OpenSymbol" style:font-charset-complex="x-symbol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Sans L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91cm" fo:margin-left="0cm" fo:margin-right="0cm" fo:margin-top="0.8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23:18:34</meta:creation-date>
    <meta:initial-creator>Simone Magri</meta:initial-creator>
    <dc:language>en-AU</dc:language>
    <dc:creator>Simone Magri</dc:creator>
    <meta:print-date>2016-05-29T18:57:03</meta:print-date>
    <dc:date>2016-10-26T14:42:34.879151434</dc:date>
    <meta:editing-cycles>168</meta:editing-cycles>
    <meta:editing-duration>P2DT20H24M15S</meta:editing-duration>
    <meta:generator>LibreOffice/4.2.8.2$Linux_X86_64 LibreOffice_project/420m0$Build-2</meta:generator>
    <meta:document-statistic meta:table-count="0" meta:image-count="0" meta:object-count="0" meta:page-count="4" meta:paragraph-count="151" meta:word-count="222" meta:character-count="8316" meta:non-whitespace-character-count="8238"/>
  </office:meta>
</office:document-meta>
</file>